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CMSY10" svg:font-family="CMSY1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RWPalladioL-Bold" svg:font-family="URWPalladioL-Bold" style:font-family-generic="roman" style:font-pitch="variable"/>
    <style:font-face style:name="URWPalladioL-Ital" svg:font-family="URWPalladioL-Ital" style:font-family-generic="roman" style:font-pitch="variable"/>
    <style:font-face style:name="URWPalladioL-Roma" svg:font-family="URWPalladioL-Roma"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5.203cm" fo:margin-left="5.717cm" table:align="left"/>
    </style:style>
    <style:style style:name="Tabela1.A" style:family="table-column">
      <style:table-column-properties style:column-width="1.82cm"/>
    </style:style>
    <style:style style:name="Tabela1.C" style:family="table-column">
      <style:table-column-properties style:column-width="1.563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1.11" style:family="table-row">
      <style:table-row-properties style:min-row-height="0.767cm"/>
    </style:style>
    <style:style style:name="Tabela2" style:family="table">
      <style:table-properties style:width="5.203cm" fo:margin-left="5.717cm" table:align="left"/>
    </style:style>
    <style:style style:name="Tabela2.A" style:family="table-column">
      <style:table-column-properties style:column-width="1.82cm"/>
    </style:style>
    <style:style style:name="Tabela2.C" style:family="table-column">
      <style:table-column-properties style:column-width="1.563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2.11" style:family="table-row">
      <style:table-row-properties style:min-row-height="0.767cm"/>
    </style:style>
    <style:style style:name="Tabela3" style:family="table">
      <style:table-properties style:width="7.761cm" fo:margin-left="3.667cm" table:align="left"/>
    </style:style>
    <style:style style:name="Tabela3.A" style:family="table-column">
      <style:table-column-properties style:column-width="3.242cm"/>
    </style:style>
    <style:style style:name="Tabela3.B" style:family="table-column">
      <style:table-column-properties style:column-width="2.91cm"/>
    </style:style>
    <style:style style:name="Tabela3.C" style:family="table-column">
      <style:table-column-properties style:column-width="1.609cm"/>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3.10" style:family="table-row">
      <style:table-row-properties style:min-row-height="0.767cm"/>
    </style:style>
    <style:style style:name="P1" style:family="paragraph" style:parent-style-name="Standard">
      <style:paragraph-properties fo:text-align="start" style:justify-single-word="false"/>
      <style:text-properties officeooo:rsid="001e3c46" officeooo:paragraph-rsid="001e3c46"/>
    </style:style>
    <style:style style:name="P2" style:family="paragraph" style:parent-style-name="Standard">
      <style:paragraph-properties fo:text-align="start" style:justify-single-word="false"/>
      <style:text-properties officeooo:rsid="001fd258" officeooo:paragraph-rsid="001fd258"/>
    </style:style>
    <style:style style:name="P3" style:family="paragraph" style:parent-style-name="Standard">
      <style:paragraph-properties fo:text-align="justify" style:justify-single-word="false"/>
      <style:text-properties officeooo:rsid="0020221e" officeooo:paragraph-rsid="0020221e"/>
    </style:style>
    <style:style style:name="P4" style:family="paragraph" style:parent-style-name="Standard">
      <style:paragraph-properties fo:text-align="start" style:justify-single-word="false"/>
      <style:text-properties officeooo:rsid="0024b2ec" officeooo:paragraph-rsid="0024b2ec"/>
    </style:style>
    <style:style style:name="P5" style:family="paragraph" style:parent-style-name="Standard" style:list-style-name="L1">
      <style:paragraph-properties fo:text-align="start" style:justify-single-word="false"/>
      <style:text-properties officeooo:rsid="0024b2ec" officeooo:paragraph-rsid="0024b2ec"/>
    </style:style>
    <style:style style:name="P6" style:family="paragraph" style:parent-style-name="Standard" style:list-style-name="L3">
      <style:paragraph-properties fo:text-align="start" style:justify-single-word="false"/>
      <style:text-properties officeooo:rsid="0024b2ec" officeooo:paragraph-rsid="0024b2ec"/>
    </style:style>
    <style:style style:name="P7" style:family="paragraph" style:parent-style-name="Standard">
      <style:paragraph-properties fo:text-align="start" style:justify-single-word="false"/>
      <style:text-properties officeooo:rsid="002699f7" officeooo:paragraph-rsid="002699f7"/>
    </style:style>
    <style:style style:name="P8" style:family="paragraph" style:parent-style-name="Standard">
      <style:paragraph-properties fo:text-align="justify" style:justify-single-word="false"/>
      <style:text-properties officeooo:rsid="002699f7" officeooo:paragraph-rsid="002699f7"/>
    </style:style>
    <style:style style:name="P9" style:family="paragraph" style:parent-style-name="Standard">
      <style:paragraph-properties fo:text-align="justify" style:justify-single-word="false"/>
      <style:text-properties officeooo:rsid="002699f7" officeooo:paragraph-rsid="0036d419"/>
    </style:style>
    <style:style style:name="P10" style:family="paragraph" style:parent-style-name="Standard" style:list-style-name="L4">
      <style:paragraph-properties fo:text-align="start" style:justify-single-word="false"/>
      <style:text-properties officeooo:rsid="0027786d" officeooo:paragraph-rsid="0036d419"/>
    </style:style>
    <style:style style:name="P11" style:family="paragraph" style:parent-style-name="Standard" style:list-style-name="L4">
      <style:paragraph-properties fo:text-align="start" style:justify-single-word="false"/>
      <style:text-properties officeooo:rsid="0028fdb8" officeooo:paragraph-rsid="0028fdb8"/>
    </style:style>
    <style:style style:name="P12" style:family="paragraph" style:parent-style-name="Standard" style:list-style-name="L3">
      <style:paragraph-properties fo:text-align="start" style:justify-single-word="false"/>
      <style:text-properties officeooo:rsid="0028fdb8" officeooo:paragraph-rsid="0028fdb8"/>
    </style:style>
    <style:style style:name="P13" style:family="paragraph" style:parent-style-name="Standard">
      <style:paragraph-properties fo:text-align="start" style:justify-single-word="false"/>
      <style:text-properties officeooo:rsid="0028fdb8" officeooo:paragraph-rsid="0028fdb8"/>
    </style:style>
    <style:style style:name="P14" style:family="paragraph" style:parent-style-name="Standard">
      <style:paragraph-properties fo:text-align="justify" style:justify-single-word="false"/>
      <style:text-properties officeooo:rsid="0028fdb8" officeooo:paragraph-rsid="0028fdb8"/>
    </style:style>
    <style:style style:name="P15" style:family="paragraph" style:parent-style-name="Standard">
      <style:paragraph-properties fo:text-align="start" style:justify-single-word="false"/>
      <style:text-properties fo:font-size="10pt" officeooo:rsid="0028fdb8" officeooo:paragraph-rsid="0028fdb8" style:font-size-asian="8.75pt" style:font-size-complex="10pt"/>
    </style:style>
    <style:style style:name="P16" style:family="paragraph" style:parent-style-name="Standard">
      <style:paragraph-properties fo:text-align="start" style:justify-single-word="false"/>
      <style:text-properties officeooo:rsid="002c0757" officeooo:paragraph-rsid="002c0757"/>
    </style:style>
    <style:style style:name="P17" style:family="paragraph" style:parent-style-name="Standard" style:list-style-name="L5">
      <style:paragraph-properties fo:text-align="start" style:justify-single-word="false"/>
      <style:text-properties officeooo:rsid="002c0757" officeooo:paragraph-rsid="002c0757"/>
    </style:style>
    <style:style style:name="P18" style:family="paragraph" style:parent-style-name="Standard" style:list-style-name="L5">
      <style:paragraph-properties fo:text-align="start" style:justify-single-word="false"/>
      <style:text-properties officeooo:rsid="002cd444" officeooo:paragraph-rsid="002cd444"/>
    </style:style>
    <style:style style:name="P19" style:family="paragraph" style:parent-style-name="Standard">
      <style:paragraph-properties fo:text-align="justify" style:justify-single-word="false"/>
      <style:text-properties officeooo:rsid="002db582" officeooo:paragraph-rsid="002db582"/>
    </style:style>
    <style:style style:name="P20" style:family="paragraph" style:parent-style-name="Standard" style:list-style-name="L5">
      <style:paragraph-properties fo:text-align="start" style:justify-single-word="false"/>
      <style:text-properties officeooo:rsid="002ef12f" officeooo:paragraph-rsid="002ef12f"/>
    </style:style>
    <style:style style:name="P21" style:family="paragraph" style:parent-style-name="Standard" style:list-style-name="L5">
      <style:paragraph-properties fo:text-align="start" style:justify-single-word="false"/>
      <style:text-properties officeooo:rsid="002f9442" officeooo:paragraph-rsid="002f9442"/>
    </style:style>
    <style:style style:name="P22" style:family="paragraph" style:parent-style-name="Standard">
      <style:paragraph-properties fo:text-align="start" style:justify-single-word="false"/>
      <style:text-properties officeooo:rsid="002f9442" officeooo:paragraph-rsid="002f9442"/>
    </style:style>
    <style:style style:name="P23" style:family="paragraph" style:parent-style-name="Standard">
      <style:paragraph-properties fo:text-align="justify" style:justify-single-word="false"/>
      <style:text-properties officeooo:rsid="002f9442" officeooo:paragraph-rsid="002f9442"/>
    </style:style>
    <style:style style:name="P24" style:family="paragraph" style:parent-style-name="Standard" style:list-style-name="L5">
      <style:paragraph-properties fo:text-align="start" style:justify-single-word="false"/>
      <style:text-properties officeooo:rsid="002fa59a" officeooo:paragraph-rsid="002fa59a"/>
    </style:style>
    <style:style style:name="P25" style:family="paragraph" style:parent-style-name="Standard">
      <style:paragraph-properties fo:text-align="justify" style:justify-single-word="false"/>
      <style:text-properties officeooo:rsid="002fa59a" officeooo:paragraph-rsid="002fa59a"/>
    </style:style>
    <style:style style:name="P26" style:family="paragraph" style:parent-style-name="Standard" style:list-style-name="L6">
      <style:paragraph-properties fo:text-align="start" style:justify-single-word="false"/>
      <style:text-properties officeooo:rsid="00302a70" officeooo:paragraph-rsid="00302a70"/>
    </style:style>
    <style:style style:name="P27" style:family="paragraph" style:parent-style-name="Standard">
      <style:paragraph-properties fo:text-align="start" style:justify-single-word="false"/>
      <style:text-properties officeooo:rsid="00302a70" officeooo:paragraph-rsid="00302a70"/>
    </style:style>
    <style:style style:name="P28" style:family="paragraph" style:parent-style-name="Standard">
      <style:paragraph-properties fo:text-align="start" style:justify-single-word="false"/>
      <style:text-properties officeooo:rsid="00302a70" officeooo:paragraph-rsid="0030df41"/>
    </style:style>
    <style:style style:name="P29" style:family="paragraph" style:parent-style-name="Standard">
      <style:paragraph-properties fo:text-align="start" style:justify-single-word="false"/>
      <style:text-properties officeooo:rsid="0030df41" officeooo:paragraph-rsid="0030df41"/>
    </style:style>
    <style:style style:name="P30" style:family="paragraph" style:parent-style-name="Standard">
      <style:paragraph-properties fo:text-align="center" style:justify-single-word="false"/>
      <style:text-properties officeooo:rsid="0030df41" officeooo:paragraph-rsid="0030df41"/>
    </style:style>
    <style:style style:name="P31" style:family="paragraph" style:parent-style-name="Standard">
      <style:paragraph-properties fo:text-align="start" style:justify-single-word="false"/>
      <style:text-properties fo:font-style="normal" officeooo:rsid="0030df41" officeooo:paragraph-rsid="0030df41" style:font-style-asian="normal" style:font-style-complex="normal"/>
    </style:style>
    <style:style style:name="P32" style:family="paragraph" style:parent-style-name="Standard">
      <style:paragraph-properties fo:text-align="start" style:justify-single-word="false"/>
      <style:text-properties officeooo:rsid="00323cf2" officeooo:paragraph-rsid="00323cf2"/>
    </style:style>
    <style:style style:name="P33" style:family="paragraph" style:parent-style-name="Standard">
      <style:paragraph-properties fo:text-align="justify" style:justify-single-word="false"/>
      <style:text-properties officeooo:rsid="00323cf2" officeooo:paragraph-rsid="00323cf2"/>
    </style:style>
    <style:style style:name="P34" style:family="paragraph" style:parent-style-name="Standard">
      <style:paragraph-properties fo:text-align="start" style:justify-single-word="false"/>
      <style:text-properties officeooo:rsid="00335b90" officeooo:paragraph-rsid="00335b90"/>
    </style:style>
    <style:style style:name="P35" style:family="paragraph" style:parent-style-name="Standard">
      <style:paragraph-properties fo:text-align="start" style:justify-single-word="false"/>
      <style:text-properties officeooo:rsid="00335b90" officeooo:paragraph-rsid="003487e3"/>
    </style:style>
    <style:style style:name="P36" style:family="paragraph" style:parent-style-name="Standard">
      <style:paragraph-properties fo:text-align="justify" style:justify-single-word="false"/>
      <style:text-properties officeooo:rsid="00335b90" officeooo:paragraph-rsid="00335b90"/>
    </style:style>
    <style:style style:name="P37" style:family="paragraph" style:parent-style-name="Standard">
      <style:text-properties officeooo:rsid="0034c211" officeooo:paragraph-rsid="0034c211"/>
    </style:style>
    <style:style style:name="P38" style:family="paragraph" style:parent-style-name="Standard">
      <style:paragraph-properties fo:text-align="justify" style:justify-single-word="false"/>
      <style:text-properties officeooo:rsid="0034c211" officeooo:paragraph-rsid="0034c211"/>
    </style:style>
    <style:style style:name="P39" style:family="paragraph" style:parent-style-name="Standard">
      <style:paragraph-properties fo:text-align="start" style:justify-single-word="false"/>
      <style:text-properties style:font-name="Courier New"/>
    </style:style>
    <style:style style:name="P40" style:family="paragraph" style:parent-style-name="Standard">
      <style:paragraph-properties fo:text-align="start" style:justify-single-word="false"/>
      <style:text-properties style:font-name="Courier New" officeooo:paragraph-rsid="0034c211"/>
    </style:style>
    <style:style style:name="P41" style:family="paragraph" style:parent-style-name="Standard">
      <style:text-properties style:font-name="Courier New" officeooo:rsid="0034c211" officeooo:paragraph-rsid="0034c211"/>
    </style:style>
    <style:style style:name="P42" style:family="paragraph" style:parent-style-name="Standard">
      <style:text-properties style:font-name="Times New Roman" fo:font-weight="normal" officeooo:rsid="0034c211" officeooo:paragraph-rsid="0034c211" style:font-weight-asian="normal" style:font-weight-complex="normal"/>
    </style:style>
    <style:style style:name="P43" style:family="paragraph" style:parent-style-name="Standard">
      <style:text-properties officeooo:rsid="0035a09d" officeooo:paragraph-rsid="0035a09d"/>
    </style:style>
    <style:style style:name="P44" style:family="paragraph" style:parent-style-name="Standard">
      <style:paragraph-properties fo:text-align="center" style:justify-single-word="false"/>
      <style:text-properties officeooo:rsid="0035caf4" officeooo:paragraph-rsid="0035caf4"/>
    </style:style>
    <style:style style:name="P45" style:family="paragraph" style:parent-style-name="Standard">
      <style:paragraph-properties fo:text-align="start" style:justify-single-word="false"/>
      <style:text-properties officeooo:rsid="0036d419" officeooo:paragraph-rsid="0036d419"/>
    </style:style>
    <style:style style:name="P46" style:family="paragraph" style:parent-style-name="Standard">
      <style:text-properties officeooo:rsid="0037faac" officeooo:paragraph-rsid="0037faac"/>
    </style:style>
    <style:style style:name="P47" style:family="paragraph" style:parent-style-name="Standard" style:list-style-name="L3">
      <style:paragraph-properties fo:text-align="start" style:justify-single-word="false"/>
      <style:text-properties officeooo:rsid="0037faac" officeooo:paragraph-rsid="0037faac"/>
    </style:style>
    <style:style style:name="P48" style:family="paragraph" style:parent-style-name="Standard">
      <style:paragraph-properties fo:text-align="start" style:justify-single-word="false"/>
      <style:text-properties officeooo:rsid="0037faac" officeooo:paragraph-rsid="0037faac"/>
    </style:style>
    <style:style style:name="P49" style:family="paragraph" style:parent-style-name="Standard" style:list-style-name="L7">
      <style:paragraph-properties fo:text-align="start" style:justify-single-word="false"/>
      <style:text-properties officeooo:rsid="00398187" officeooo:paragraph-rsid="00398187"/>
    </style:style>
    <style:style style:name="P50" style:family="paragraph" style:parent-style-name="Standard" style:list-style-name="L7">
      <style:paragraph-properties fo:text-align="start" style:justify-single-word="false"/>
      <style:text-properties officeooo:rsid="00398187" officeooo:paragraph-rsid="0039cc38"/>
    </style:style>
    <style:style style:name="P51" style:family="paragraph" style:parent-style-name="Standard">
      <style:paragraph-properties fo:text-align="start" style:justify-single-word="false" fo:break-before="page"/>
      <style:text-properties officeooo:rsid="0030df41" officeooo:paragraph-rsid="0030df41"/>
    </style:style>
    <style:style style:name="P52" style:family="paragraph" style:parent-style-name="Table_20_Contents">
      <style:paragraph-properties fo:text-align="center" style:justify-single-word="false"/>
      <style:text-properties fo:font-size="10pt" officeooo:rsid="00323cf2" officeooo:paragraph-rsid="00323cf2" style:font-size-asian="10pt" style:font-size-complex="10pt"/>
    </style:style>
    <style:style style:name="P53" style:family="paragraph" style:parent-style-name="Table_20_Contents">
      <style:paragraph-properties fo:text-align="center" style:justify-single-word="false"/>
      <style:text-properties fo:font-size="10pt" officeooo:rsid="00323cf2" officeooo:paragraph-rsid="003487e3" style:font-size-asian="10pt" style:font-size-complex="10pt"/>
    </style:style>
    <style:style style:name="P54" style:family="paragraph" style:parent-style-name="Table_20_Contents">
      <style:paragraph-properties fo:text-align="center" style:justify-single-word="false"/>
      <style:text-properties fo:font-size="10pt" officeooo:rsid="00323cf2" officeooo:paragraph-rsid="0034c211" style:font-size-asian="10pt" style:font-size-complex="10pt"/>
    </style:style>
    <style:style style:name="P55" style:family="paragraph" style:parent-style-name="Table_20_Contents">
      <style:paragraph-properties fo:text-align="center" style:justify-single-word="false"/>
      <style:text-properties fo:font-size="10pt" officeooo:rsid="00323cf2" officeooo:paragraph-rsid="0035a09d" style:font-size-asian="10pt" style:font-size-complex="10pt"/>
    </style:style>
    <style:style style:name="P56" style:family="paragraph" style:parent-style-name="Table_20_Contents">
      <style:paragraph-properties fo:text-align="start" style:justify-single-word="false"/>
      <style:text-properties fo:font-size="10pt" officeooo:rsid="00323cf2" officeooo:paragraph-rsid="00323cf2" style:font-size-asian="10pt" style:font-size-complex="10pt"/>
    </style:style>
    <style:style style:name="P57" style:family="paragraph" style:parent-style-name="Table_20_Contents">
      <style:paragraph-properties fo:text-align="start" style:justify-single-word="false"/>
      <style:text-properties fo:font-size="10pt" officeooo:rsid="00323cf2" officeooo:paragraph-rsid="003487e3" style:font-size-asian="10pt" style:font-size-complex="10pt"/>
    </style:style>
    <style:style style:name="P58" style:family="paragraph" style:parent-style-name="Table_20_Contents">
      <style:paragraph-properties fo:text-align="start" style:justify-single-word="false"/>
      <style:text-properties fo:font-size="10pt" officeooo:rsid="00323cf2" officeooo:paragraph-rsid="0034c211" style:font-size-asian="10pt" style:font-size-complex="10pt"/>
    </style:style>
    <style:style style:name="P59" style:family="paragraph" style:parent-style-name="Table_20_Contents">
      <style:paragraph-properties fo:text-align="start" style:justify-single-word="false"/>
      <style:text-properties fo:font-size="10pt" officeooo:rsid="00323cf2" officeooo:paragraph-rsid="0035a09d" style:font-size-asian="10pt" style:font-size-complex="10pt"/>
    </style:style>
    <style:style style:name="P60" style:family="paragraph" style:parent-style-name="Table_20_Contents">
      <style:paragraph-properties fo:text-align="start" style:justify-single-word="false"/>
      <style:text-properties fo:font-size="10pt" style:font-size-asian="10pt" style:font-size-complex="10pt"/>
    </style:style>
    <style:style style:name="P61" style:family="paragraph" style:parent-style-name="Table_20_Contents">
      <style:paragraph-properties fo:text-align="start" style:justify-single-word="false"/>
      <style:text-properties fo:font-size="10pt" officeooo:paragraph-rsid="003487e3" style:font-size-asian="10pt" style:font-size-complex="10pt"/>
    </style:style>
    <style:style style:name="P62" style:family="paragraph" style:parent-style-name="Table_20_Contents">
      <style:paragraph-properties fo:text-align="start" style:justify-single-word="false"/>
      <style:text-properties fo:font-size="10pt" officeooo:paragraph-rsid="0034c211" style:font-size-asian="10pt" style:font-size-complex="10pt"/>
    </style:style>
    <style:style style:name="P63" style:family="paragraph" style:parent-style-name="Table_20_Contents">
      <style:paragraph-properties fo:text-align="center" style:justify-single-word="false"/>
      <style:text-properties fo:font-size="10pt" officeooo:rsid="003487e3" officeooo:paragraph-rsid="003487e3" style:font-size-asian="10pt" style:font-size-complex="10pt"/>
    </style:style>
    <style:style style:name="P64" style:family="paragraph" style:parent-style-name="Table_20_Contents">
      <style:paragraph-properties fo:text-align="center" style:justify-single-word="false"/>
      <style:text-properties fo:font-size="10pt" officeooo:rsid="003487e3" officeooo:paragraph-rsid="0034c211" style:font-size-asian="10pt" style:font-size-complex="10pt"/>
    </style:style>
    <style:style style:name="P65" style:family="paragraph" style:parent-style-name="Table_20_Contents">
      <style:paragraph-properties fo:text-align="center" style:justify-single-word="false"/>
      <style:text-properties fo:font-size="10pt" officeooo:rsid="0034c211" officeooo:paragraph-rsid="0034c211" style:font-size-asian="10pt" style:font-size-complex="10pt"/>
    </style:style>
    <style:style style:name="P66" style:family="paragraph" style:parent-style-name="Table_20_Contents">
      <style:paragraph-properties fo:text-align="center" style:justify-single-word="false"/>
      <style:text-properties fo:font-size="10pt" officeooo:rsid="0034c211" officeooo:paragraph-rsid="0035a09d" style:font-size-asian="10pt" style:font-size-complex="10pt"/>
    </style:style>
    <style:style style:name="P67" style:family="paragraph" style:parent-style-name="Table_20_Contents">
      <style:paragraph-properties fo:text-align="center" style:justify-single-word="false"/>
      <style:text-properties fo:font-size="10pt" officeooo:rsid="0035a09d" officeooo:paragraph-rsid="0035a09d" style:font-size-asian="10pt" style:font-size-complex="10pt"/>
    </style:style>
    <style:style style:name="P68" style:family="paragraph" style:parent-style-name="Table_20_Contents">
      <style:paragraph-properties fo:text-align="start" style:justify-single-word="false"/>
      <style:text-properties fo:font-size="10pt" officeooo:rsid="0035a09d" officeooo:paragraph-rsid="0035a09d" style:font-size-asian="10pt" style:font-size-complex="10pt"/>
    </style:style>
    <style:style style:name="P69" style:family="paragraph" style:parent-style-name="Table_20_Contents">
      <style:paragraph-properties fo:text-align="center" style:justify-single-word="false"/>
      <style:text-properties fo:font-size="10pt" fo:font-style="italic" fo:font-weight="bold" officeooo:rsid="0035a09d" officeooo:paragraph-rsid="0035a09d" style:font-size-asian="10pt" style:font-style-asian="italic" style:font-weight-asian="bold" style:font-size-complex="10pt" style:font-style-complex="italic" style:font-weight-complex="bold"/>
    </style:style>
    <style:style style:name="P70" style:family="paragraph" style:parent-style-name="Table_20_Contents">
      <style:paragraph-properties fo:text-align="center" style:justify-single-word="false"/>
      <style:text-properties fo:font-size="6pt" officeooo:rsid="00323cf2" officeooo:paragraph-rsid="00323cf2" style:font-size-asian="6pt" style:font-size-complex="6pt"/>
    </style:style>
    <style:style style:name="P71" style:family="paragraph" style:parent-style-name="Table_20_Contents">
      <style:paragraph-properties fo:text-align="center" style:justify-single-word="false"/>
      <style:text-properties fo:font-size="6pt" officeooo:rsid="00323cf2" officeooo:paragraph-rsid="003487e3" style:font-size-asian="6pt" style:font-size-complex="6pt"/>
    </style:style>
    <style:style style:name="T1" style:family="text">
      <style:text-properties style:font-name="Liberation Serif1" style:font-name-asian="Liberation Serif1" style:font-name-complex="Liberation Serif1"/>
    </style:style>
    <style:style style:name="T2" style:family="text">
      <style:text-properties style:font-name="Liberation Serif1" officeooo:rsid="00217a61" style:font-name-asian="Liberation Serif1" style:font-name-complex="Liberation Serif1"/>
    </style:style>
    <style:style style:name="T3" style:family="text">
      <style:text-properties style:font-name="Liberation Serif1" fo:font-style="italic" style:font-name-asian="Liberation Serif1" style:font-style-asian="italic" style:font-name-complex="Liberation Serif1" style:font-style-complex="italic"/>
    </style:style>
    <style:style style:name="T4" style:family="text">
      <style:text-properties style:font-name="Liberation Serif1" fo:font-style="italic" officeooo:rsid="00217a61" style:font-name-asian="Liberation Serif1" style:font-style-asian="italic" style:font-name-complex="Liberation Serif1" style:font-style-complex="italic"/>
    </style:style>
    <style:style style:name="T5" style:family="text">
      <style:text-properties style:font-name="Liberation Serif1" fo:font-style="italic" officeooo:rsid="002262d2" style:font-name-asian="Liberation Serif1" style:font-style-asian="italic" style:font-name-complex="Liberation Serif1" style:font-style-complex="italic"/>
    </style:style>
    <style:style style:name="T6" style:family="text">
      <style:text-properties style:font-name="Liberation Serif1" fo:font-style="italic" officeooo:rsid="00302a70" style:font-name-asian="Liberation Serif1" style:font-style-asian="italic" style:font-name-complex="Liberation Serif1" style:font-style-complex="italic"/>
    </style:style>
    <style:style style:name="T7" style:family="text">
      <style:text-properties style:font-name="Liberation Serif1" fo:font-style="italic" officeooo:rsid="0028fdb8" style:font-name-asian="Liberation Serif1" style:font-style-asian="italic" style:font-name-complex="Liberation Serif1" style:font-style-complex="italic"/>
    </style:style>
    <style:style style:name="T8" style:family="text">
      <style:text-properties style:font-name="Liberation Serif1" fo:font-style="italic" officeooo:rsid="0030df41" style:font-name-asian="Liberation Serif1" style:font-style-asian="italic" style:font-name-complex="Liberation Serif1" style:font-style-complex="italic"/>
    </style:style>
    <style:style style:name="T9" style:family="text">
      <style:text-properties style:font-name="Liberation Serif1" fo:font-style="italic" officeooo:rsid="00335b90" style:font-name-asian="Liberation Serif1" style:font-style-asian="italic" style:font-name-complex="Liberation Serif1" style:font-style-complex="italic"/>
    </style:style>
    <style:style style:name="T10" style:family="text">
      <style:text-properties style:font-name="Liberation Serif1" fo:font-style="italic" officeooo:rsid="00398187" style:font-name-asian="Liberation Serif1" style:font-style-asian="italic" style:font-name-complex="Liberation Serif1" style:font-style-complex="italic"/>
    </style:style>
    <style:style style:name="T11" style:family="text">
      <style:text-properties style:font-name="Liberation Serif1" fo:font-style="italic" officeooo:rsid="0039cc38" style:font-name-asian="Liberation Serif1" style:font-style-asian="italic" style:font-name-complex="Liberation Serif1" style:font-style-complex="italic"/>
    </style:style>
    <style:style style:name="T12" style:family="text">
      <style:text-properties style:font-name="Liberation Serif1" fo:font-style="normal" style:font-name-asian="Liberation Serif1" style:font-style-asian="normal" style:font-name-complex="Liberation Serif1" style:font-style-complex="normal"/>
    </style:style>
    <style:style style:name="T13" style:family="text">
      <style:text-properties style:font-name="Liberation Serif1" fo:font-style="normal" officeooo:rsid="00217a61" style:font-name-asian="Liberation Serif1" style:font-style-asian="normal" style:font-name-complex="Liberation Serif1" style:font-style-complex="normal"/>
    </style:style>
    <style:style style:name="T14" style:family="text">
      <style:text-properties style:font-name="Liberation Serif1" fo:font-style="normal" officeooo:rsid="002262d2" style:font-name-asian="Liberation Serif1" style:font-style-asian="normal" style:font-name-complex="Liberation Serif1" style:font-style-complex="normal"/>
    </style:style>
    <style:style style:name="T15" style:family="text">
      <style:text-properties style:font-name="Liberation Serif1" fo:font-style="normal" officeooo:rsid="0022d78f" style:font-name-asian="Liberation Serif1" style:font-style-asian="normal" style:font-name-complex="Liberation Serif1" style:font-style-complex="normal"/>
    </style:style>
    <style:style style:name="T16" style:family="text">
      <style:text-properties style:font-name="Liberation Serif1" fo:font-style="normal" officeooo:rsid="00231ef9" style:font-name-asian="Liberation Serif1" style:font-style-asian="normal" style:font-name-complex="Liberation Serif1" style:font-style-complex="normal"/>
    </style:style>
    <style:style style:name="T17" style:family="text">
      <style:text-properties style:font-name="Liberation Serif1" fo:font-style="normal" officeooo:rsid="0023c6dd" style:font-name-asian="Liberation Serif1" style:font-style-asian="normal" style:font-name-complex="Liberation Serif1" style:font-style-complex="normal"/>
    </style:style>
    <style:style style:name="T18" style:family="text">
      <style:text-properties style:font-name="Liberation Serif1" fo:font-style="normal" officeooo:rsid="0024b2ec" style:font-name-asian="Liberation Serif1" style:font-style-asian="normal" style:font-name-complex="Liberation Serif1" style:font-style-complex="normal"/>
    </style:style>
    <style:style style:name="T19" style:family="text">
      <style:text-properties style:font-name="Liberation Serif1" fo:font-style="normal" officeooo:rsid="0027786d" style:font-name-asian="Liberation Serif1" style:font-style-asian="normal" style:font-name-complex="Liberation Serif1" style:font-style-complex="normal"/>
    </style:style>
    <style:style style:name="T20" style:family="text">
      <style:text-properties style:font-name="Liberation Serif1" fo:font-style="normal" officeooo:rsid="0028fdb8" style:font-name-asian="Liberation Serif1" style:font-style-asian="normal" style:font-name-complex="Liberation Serif1" style:font-style-complex="normal"/>
    </style:style>
    <style:style style:name="T21" style:family="text">
      <style:text-properties style:font-name="Liberation Serif1" fo:font-style="normal" officeooo:rsid="002ad745" style:font-name-asian="Liberation Serif1" style:font-style-asian="normal" style:font-name-complex="Liberation Serif1" style:font-style-complex="normal"/>
    </style:style>
    <style:style style:name="T22" style:family="text">
      <style:text-properties style:font-name="Liberation Serif1" fo:font-style="normal" officeooo:rsid="002c0757" style:font-name-asian="Liberation Serif1" style:font-style-asian="normal" style:font-name-complex="Liberation Serif1" style:font-style-complex="normal"/>
    </style:style>
    <style:style style:name="T23" style:family="text">
      <style:text-properties style:font-name="Liberation Serif1" fo:font-style="normal" officeooo:rsid="002cd444" style:font-name-asian="Liberation Serif1" style:font-style-asian="normal" style:font-name-complex="Liberation Serif1" style:font-style-complex="normal"/>
    </style:style>
    <style:style style:name="T24" style:family="text">
      <style:text-properties style:font-name="Liberation Serif1" fo:font-style="normal" officeooo:rsid="002db582" style:font-name-asian="Liberation Serif1" style:font-style-asian="normal" style:font-name-complex="Liberation Serif1" style:font-style-complex="normal"/>
    </style:style>
    <style:style style:name="T25" style:family="text">
      <style:text-properties style:font-name="Liberation Serif1" fo:font-style="normal" officeooo:rsid="002ef12f" style:font-name-asian="Liberation Serif1" style:font-style-asian="normal" style:font-name-complex="Liberation Serif1" style:font-style-complex="normal"/>
    </style:style>
    <style:style style:name="T26" style:family="text">
      <style:text-properties style:font-name="Liberation Serif1" fo:font-style="normal" officeooo:rsid="002f9442" style:font-name-asian="Liberation Serif1" style:font-style-asian="normal" style:font-name-complex="Liberation Serif1" style:font-style-complex="normal"/>
    </style:style>
    <style:style style:name="T27" style:family="text">
      <style:text-properties style:font-name="Liberation Serif1" fo:font-style="normal" officeooo:rsid="002fa59a" style:font-name-asian="Liberation Serif1" style:font-style-asian="normal" style:font-name-complex="Liberation Serif1" style:font-style-complex="normal"/>
    </style:style>
    <style:style style:name="T28" style:family="text">
      <style:text-properties style:font-name="Liberation Serif1" fo:font-style="normal" officeooo:rsid="00302a70" style:font-name-asian="Liberation Serif1" style:font-style-asian="normal" style:font-name-complex="Liberation Serif1" style:font-style-complex="normal"/>
    </style:style>
    <style:style style:name="T29" style:family="text">
      <style:text-properties style:font-name="Liberation Serif1" fo:font-style="normal" officeooo:rsid="0030df41" style:font-name-asian="Liberation Serif1" style:font-style-asian="normal" style:font-name-complex="Liberation Serif1" style:font-style-complex="normal"/>
    </style:style>
    <style:style style:name="T30" style:family="text">
      <style:text-properties style:font-name="Liberation Serif1" fo:font-style="normal" officeooo:rsid="00312593" style:font-name-asian="Liberation Serif1" style:font-style-asian="normal" style:font-name-complex="Liberation Serif1" style:font-style-complex="normal"/>
    </style:style>
    <style:style style:name="T31" style:family="text">
      <style:text-properties style:font-name="Liberation Serif1" fo:font-style="normal" officeooo:rsid="00323cf2" style:font-name-asian="Liberation Serif1" style:font-style-asian="normal" style:font-name-complex="Liberation Serif1" style:font-style-complex="normal"/>
    </style:style>
    <style:style style:name="T32" style:family="text">
      <style:text-properties style:font-name="Liberation Serif1" fo:font-style="normal" officeooo:rsid="00335b90" style:font-name-asian="Liberation Serif1" style:font-style-asian="normal" style:font-name-complex="Liberation Serif1" style:font-style-complex="normal"/>
    </style:style>
    <style:style style:name="T33" style:family="text">
      <style:text-properties style:font-name="Liberation Serif1" fo:font-style="normal" officeooo:rsid="003487e3" style:font-name-asian="Liberation Serif1" style:font-style-asian="normal" style:font-name-complex="Liberation Serif1" style:font-style-complex="normal"/>
    </style:style>
    <style:style style:name="T34" style:family="text">
      <style:text-properties style:font-name="Liberation Serif1" fo:font-style="normal" officeooo:rsid="0035caf4" style:font-name-asian="Liberation Serif1" style:font-style-asian="normal" style:font-name-complex="Liberation Serif1" style:font-style-complex="normal"/>
    </style:style>
    <style:style style:name="T35" style:family="text">
      <style:text-properties style:font-name="Liberation Serif1" fo:font-style="normal" officeooo:rsid="0036d419" style:font-name-asian="Liberation Serif1" style:font-style-asian="normal" style:font-name-complex="Liberation Serif1" style:font-style-complex="normal"/>
    </style:style>
    <style:style style:name="T36" style:family="text">
      <style:text-properties style:font-name="Liberation Serif1" fo:font-style="normal" officeooo:rsid="00398187" style:font-name-asian="Liberation Serif1" style:font-style-asian="normal" style:font-name-complex="Liberation Serif1" style:font-style-complex="normal"/>
    </style:style>
    <style:style style:name="T37" style:family="text">
      <style:text-properties style:font-name="Liberation Serif1" fo:font-style="normal" officeooo:rsid="0039cc38" style:font-name-asian="Liberation Serif1" style:font-style-asian="normal" style:font-name-complex="Liberation Serif1" style:font-style-complex="normal"/>
    </style:style>
    <style:style style:name="T38" style:family="text">
      <style:text-properties style:font-name="Liberation Serif1" fo:font-size="8pt" fo:font-style="normal" officeooo:rsid="002ef12f" style:font-name-asian="Liberation Serif1" style:font-size-asian="7pt" style:font-style-asian="normal" style:font-name-complex="Liberation Serif1" style:font-size-complex="8pt" style:font-style-complex="normal"/>
    </style:style>
    <style:style style:name="T39" style:family="text">
      <style:text-properties officeooo:rsid="0022d78f"/>
    </style:style>
    <style:style style:name="T40" style:family="text">
      <style:text-properties style:font-name="URWPalladioL-Roma" fo:font-size="11pt" style:font-size-asian="11pt"/>
    </style:style>
    <style:style style:name="T41" style:family="text">
      <style:text-properties style:font-name="URWPalladioL-Ital" fo:font-size="11pt" style:font-size-asian="11pt"/>
    </style:style>
    <style:style style:name="T42" style:family="text">
      <style:text-properties style:font-name="URWPalladioL-Ital" fo:font-size="11pt" fo:font-weight="bold" style:font-size-asian="11pt" style:font-weight-asian="bold"/>
    </style:style>
    <style:style style:name="T43" style:family="text">
      <style:text-properties fo:font-size="11pt" style:font-size-asian="11pt"/>
    </style:style>
    <style:style style:name="T44" style:family="text">
      <style:text-properties fo:font-size="11pt" officeooo:rsid="0034c211" style:font-size-asian="11pt"/>
    </style:style>
    <style:style style:name="T45" style:family="text">
      <style:text-properties fo:font-size="11pt" fo:font-weight="bold" style:font-size-asian="11pt" style:font-weight-asian="bold"/>
    </style:style>
    <style:style style:name="T46" style:family="text">
      <style:text-properties fo:font-size="11pt" fo:font-weight="bold" officeooo:rsid="0034c211" style:font-size-asian="11pt" style:font-weight-asian="bold"/>
    </style:style>
    <style:style style:name="T47" style:family="text">
      <style:text-properties officeooo:rsid="0035a09d"/>
    </style:style>
    <style:style style:name="T48" style:family="text">
      <style:text-properties officeooo:rsid="0036d41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WYWÓD IMPLEMENTACJI PROCEDUR</text:p>
      <text:p text:style-name="P1"/>
      <text:p text:style-name="P2">POCHODZENIE JĘZYKA PL/PL</text:p>
      <text:p text:style-name="P3"><text:tab/><text:span text:style-name="T39">Kiedyś, p</text:span>odczas czytania starego podręcznika do języka PL/I rzuciła mi się w oczy wzmianka o „<text:span text:style-name="T2">wielokrotnych punktach wejściowych” (</text:span><text:span text:style-name="T4">multiple entry points</text:span><text:span text:style-name="T2">)</text:span><text:span text:style-name="T4"> </text:span><text:span text:style-name="T13">do procedur. Wygląda, że w kilku dawnych językach programowania istniała dość </text:span><text:span text:style-name="T15">rozpowszechniona</text:span><text:span text:style-name="T13"> konstrukcja – w ciele procedury można było napisać </text:span><text:span text:style-name="T34">identyfikator</text:span><text:span text:style-name="T13">, słowo </text:span><text:span text:style-name="T34">kluczowe</text:span><text:span text:style-name="T13"> ENTRY, jakąś listę argumentów, okraszoną </text:span><text:span text:style-name="T15">właściwą dla języka</text:span><text:span text:style-name="T13"> posypką składniową, lecz efekt (przynajmniej patrząć na PL/I i COBOLa), wydaje się być podobny: </text:span><text:span text:style-name="T34">identyfikator</text:span><text:span text:style-name="T13"> tego punktu można było wywołać w innym miejscu, z listą argumentów i sterowanie wskakiwało w miejscu tego ENTRY, </text:span><text:span text:style-name="T34">argumenty </text:span><text:span text:style-name="T13">ustawiając odpowiednio. W wyniku tego, do procedury sterowanie mogło wskakiwać w kilku miejscach. Jeśli się nad tym zastanowić, to sytuacja, gdy sterowanie może wejść i wyjść w wielu miejscach </text:span><text:span text:style-name="T34">podprogramu</text:span><text:span text:style-name="T13">, jest w pewnym sensie, </text:span><text:span text:style-name="T14">bardziej </text:span><text:span text:style-name="T5">symetryczna</text:span><text:span text:style-name="T14">, niż ta, powszechnie nam znana, gdy istnieje tylko jeden dozwolony punkt wejściowy – na początku procedury, </text:span><text:span text:style-name="T34">zaś</text:span><text:span text:style-name="T14"> wyjść – instrukcji </text:span><text:span text:style-name="T5">return</text:span><text:span text:style-name="T14">, powrotu może być wiele. <text:tab/>Oczywiście pojedynczy punkt wejściowy ma zaletę – zbliża ustrukturyzowany kawałek algorytmu do matematycznego pojęcia funkcji, sprawia też, że jedyna zewnętrznie użyteczna nazwa znajduje się w łatwo widocznym miejscu, w nagłówku kodu. </text:span><text:span text:style-name="T15">Jest on również obecnie zdecydowanie przeważający, żeby nie powiedzieć wszechobecny – </text:span><text:span text:style-name="T16">nie chyba współczesnego języka wysokiego poziomu, który nie wykorzystywałby w jakiś sposób pojęcia funkcji, choć niektóre sprowadzają je tak blisko do funkcji matematycznej, jak się da (programowanie funkcyjne), </text:span><text:span text:style-name="T34">to z</text:span><text:span text:style-name="T16">azwyczaj jednak poprzestaje się na procedurach z jednym punktem wejściowym i wieloma (lub jednym) punktami wyjściowymi, które byłyby funkcjami w matematycznym sensie tylko, gdyby ich listę argumentów rozszerzyć o cały stan maszyny z jakiego korzystają, a czasami </text:span><text:span text:style-name="T34">i </text:span><text:span text:style-name="T16">o stan świata zewnętrznego (jeśli używa się liczb losowych). Okazują się one jednak bardzo użytecznym kompromisem pomiędzy matematyką a maszyną i wokół nich (oraz strukturyzacji danych) koncentruje się aparat pojęciowy, przejawiający się w paradygmacie strukturalnym, który, stanowi podstawę pojęciową współczesnego programowania (np. paradygmat obiektowy w praktyce zawiera paradygmat strukturalny, na zasadzie subsumpcji, w kodzie metod).</text:span></text:p>
      <text:p text:style-name="P3"><text:span text:style-name="T16"><text:tab/></text:span><text:span text:style-name="T17">Dlaczego zatem iść w poprzek ustanowion</text:span><text:span text:style-name="T34">ych zwyczajów</text:span><text:span text:style-name="T17">? Jeśli wielokrotne punkty wejściowe zniknęły z języków programowania, to musiał istnieć ku temu naprawdę dobry powód. </text:span><text:span text:style-name="T34">Uważam</text:span><text:span text:style-name="T17">, że rzeczywiście ten powód </text:span><text:span text:style-name="T34">może </text:span><text:span text:style-name="T17">istnie</text:span><text:span text:style-name="T34">ć</text:span><text:span text:style-name="T17"> i m</text:span><text:span text:style-name="T34">ieć</text:span><text:span text:style-name="T17"> wiele wspólnego z czytelnością i ustrukturyzowaniem kodu. Nie uważam jednak, by dało się na ten temat wydawać jakiekolwiek sądy, ponieważ jedyne języki w jakich występują wielokrotne punkty wejścia </text:span><text:span text:style-name="T34">pochodzą z zamierzchłych czasów</text:span><text:span text:style-name="T17">, znajdując się na niższym stopniu ewolucji i </text:span><text:span text:style-name="T34">daleko</text:span><text:span text:style-name="T17"> od naszych współczesnych przyzwyczajeń. Jeśli by pokazać odpowiednie kawałki kodu współczesnym programistom i poprosić o zagłosowanie, który język jest lepszy – PHP, czy COBOL, to oczywiście wygrałby ten pierwszy, jednak nie świadczyłoby to w żaden sposób o wyższości jego lingwistycznych założeń projektowych, tylko o jego większej przystępności, większych możliwościach, ze względu na sprzęt, na którym jest uruchamiany, oraz prawdopodobnie o tym, że jest nie ma dużo programistów, którzy potrzebują pisać programy biznesowe, do których COBOL został zaprojektowany, </text:span><text:span text:style-name="T18">(a na większości ludzi COBOL wywiera dość okropne wrażenie).</text:span></text:p>
      <text:p text:style-name="P3"><text:span text:style-name="T18"><text:tab/>Zatem, żeby poprawnie rozważyć implikacje istnienia </text:span><text:span text:style-name="T34">w języku </text:span><text:span text:style-name="T18">procedur z wieloma wejściami, trzeba skonstruować możliwie nowoczesny język posiadający tą własność. Spróbujmy zatem wywieść jakiś język tego typu, wraz ze sposobem jego implementacji z ciągu logicznych założeń, oraz arbitralnych wyborów, gdy istnieje w danej kwestii dowolność.</text:span></text:p>
      <text:p text:style-name="P4"><text:span text:style-name="T18"/></text:p>
      <text:p text:style-name="P4"><text:span text:style-name="T12">KONSTRUKCJA JĘZYKA</text:span></text:p>
      <text:list xml:id="list2849481062" text:style-name="L1">
        <text:list-item>
          <text:p text:style-name="P5"><text:span text:style-name="T12">Język będzie imperatywny, </text:span><text:span text:style-name="T19">kompilowany do kodu </text:span><text:span text:style-name="T12">maszyn</text:span><text:span text:style-name="T19">y</text:span><text:span text:style-name="T12"> cyfrowej o architekturze von Neumana.</text:span></text:p>
        </text:list-item>
        <text:list-item>
          <text:p text:style-name="P5"><text:span text:style-name="T12">Kod tego języka będzie podzielony na procedury.</text:span></text:p>
        </text:list-item>
        <text:list-item>
          <text:p text:style-name="P5"><text:soft-page-break/><text:span text:style-name="T12">Kod w procedurach będzie imperatywny, zgodnie z współczesnymi przyzwyczajeniami zawierający wyrażenia arytmetyczne, logiczne, struktury kontroli przepływu oraz jedną, lub wiele instrukcji powrotu.</text:span></text:p>
        </text:list-item>
      </text:list>
      <text:p text:style-name="P4"><text:span text:style-name="T12">Jak dotąd powyższe założenia (z dokładnością do nazewnictwa: procedura – funkcja) spełnia C i wszystkie języki pochodno-inspirowane. Wprowadźmy główne założenie:</text:span></text:p>
      <text:list xml:id="list1158310108" text:style-name="L3">
        <text:list-item>
          <text:p text:style-name="P6"><text:span text:style-name="T12">W kodzie procedury może istnieć więcej jak jeden poprawny punkt wkroczenia sterowania, nazwany i opatrzony listą parametrów formalnych, tak, że z innego miejsca, w tej, czy też innej procedurze można taką nazwę wywołać, </text:span><text:span text:style-name="T19">w notacji identycznej z</text:span><text:span text:style-name="T12"> funkcj</text:span><text:span text:style-name="T19">ą</text:span><text:span text:style-name="T12"> w wyrażeniu, co spowoduje przeskok sterowania do miejsca oznaczonego punktem i skopiowania wartości argumentów </text:span><text:span text:style-name="T19">(i na koniec zwrócenie wartości).</text:span></text:p>
        </text:list-item>
      </text:list>
      <text:p text:style-name="P8"><text:span text:style-name="T12">Założenie to daje nam wgląd w to, czym w istocie jest taka procedura. </text:span><text:span text:style-name="T19">N</text:span><text:span text:style-name="T12">a pewnym poziomie abstrakcji, funkcja odpowiada zbiorowi wszystkich możliwych ścieżek przepływu sterowania z punktu wejściowego, do wszystkich osiągalnych punktów wyjściowych (instrukcji powrotu). Staje się więc jasne, że w procedurze naszego języka może </text:span><text:span text:style-name="T3">siedzieć</text:span><text:span text:style-name="T12"> wiele funkcji, można by j</text:span><text:span text:style-name="T20">ą</text:span><text:span text:style-name="T12"> nazwać </text:span><text:span text:style-name="T3">wielo-funkcją</text:span><text:span text:style-name="T12"> (</text:span><text:span text:style-name="T20">jakkolwiek byłaby to nazwa dziwaczna i myląca</text:span><text:span text:style-name="T12">).</text:span></text:p>
      <text:p text:style-name="P9"><text:span text:style-name="T12"><text:tab/>Nasuwa się najprostszy sposób implementacji – </text:span><text:span text:style-name="T19">zduplikować kod procedury dla każdego punktu wejściowego i mieć i fizycznie n funkcji dla n punktów wejściowych – jest to jednak rozwiązanie pozbawiające sensu całe przedsięwzięcie. (Cóż by się </text:span><text:span text:style-name="T35">poza tym</text:span><text:span text:style-name="T19"> stało z programem, gdzie co druga linijka długiej procedury byłaby punktem wejściowym…) Kod procedury mu</text:span><text:span text:style-name="T20">si</text:span><text:span text:style-name="T19"> być tłumaczony rzeczywiście na pojedynczy kawałek kodu maszynowego. </text:span></text:p>
      <text:p text:style-name="P7"><text:span text:style-name="T19"><text:tab/>Musimy jednakże poczynić kluczow</text:span><text:span text:style-name="T20">e</text:span><text:span text:style-name="T19"> obserwacj</text:span><text:span text:style-name="T20">e</text:span><text:span text:style-name="T19">:</text:span></text:p>
      <text:list xml:id="list385709667" text:style-name="L4">
        <text:list-item>
          <text:p text:style-name="P10"><text:span text:style-name="T12">Analiza </text:span><text:span text:style-name="T20">przez kompilator </text:span><text:span text:style-name="T12">przepływu </text:span><text:span text:style-name="T20">sterowania podczas wykonaniajest nadzwyczaj trudna.</text:span></text:p>
        </text:list-item>
        <text:list-item>
          <text:p text:style-name="P11"><text:span text:style-name="T12">W języku, który nie jest czysto funkcyjny, występuje globalny stan i efekty uboczne, pełne wyznaczenie podczas kompilacji wszystkich ścieżek przepływu sterowania jest zasadniczo niemożliwe.</text:span></text:p>
          <text:p text:style-name="P11"><text:span text:style-name="T12">Zatem:</text:span></text:p>
        </text:list-item>
      </text:list>
      <text:list xml:id="list152438549627451" text:continue-list="list1158310108" text:style-name="L3">
        <text:list-item>
          <text:p text:style-name="P12"><text:span text:style-name="T12">Kompilator, w danym miejscu procedury, nie </text:span><text:span text:style-name="T35">będzie wiedział</text:span><text:span text:style-name="T12">, z jakich punktów wejściowych mogło przyjść sterowanie.</text:span></text:p>
        </text:list-item>
      </text:list>
      <text:p text:style-name="P15"><text:span text:style-name="T12">(Lecz czasem może wywnioskować, z jakich punktów </text:span><text:span text:style-name="T3">nie </text:span><text:span text:style-name="T12">mogło przyjść, co może być podstawą do pewnych optymalizacji.)</text:span></text:p>
      <text:list xml:id="list152438697009882" text:continue-numbering="true" text:style-name="L3">
        <text:list-item>
          <text:p text:style-name="P12"><text:span text:style-name="T12">Zatem każda instrukcja musi być niezależna od i tak samo działająca dla sterowania przychodzącego z dowolnego punktu wejściowego.</text:span></text:p>
          <text:p text:style-name="P12"><text:span text:style-name="T12"/></text:p>
        </text:list-item>
      </text:list>
      <text:p text:style-name="P13"><text:span text:style-name="T12">TUTAJ ZACZYNAJĄ SIĘ PROBLEMY IMPLEMENTACYJNE</text:span></text:p>
      <text:p text:style-name="P14"><text:span text:style-name="T12"><text:tab/>Zostawiliśmy je w poprzednich punktach na później i teraz musimy zmierzyć się ze smutną prawdą: koncept funkcji przeniknął nie tylko języki wysokiego poziomu, lecz również zdatne do wykorzystania maszyny wirtualne (JVM), a nawet </text:span><text:span text:style-name="T21">nadające do wydajnej optymalizacji postaci pośrednie wykorzystywane przez kompilatory (LLVM IR). Zmusza nas to do bezpośredniego zbliżenia się do maszyny na </text:span><text:span text:style-name="T35">d</text:span><text:span text:style-name="T21">wa możliwe sposoby: Napisać własną maszynę wirtualn</text:span><text:span text:style-name="T35">ą</text:span><text:span text:style-name="T21">, lub użyć jako kodu wynikowego istniejącego języka niskiego (średniego?) poziomu – asemblera i operować w ten sposób na fizycznej maszynie. Pierwszy sposób oznacza konieczność stworzenia od zera sporych rozmiarów aplikacji, która jednak, tak czy owak, będzie emulować relatywnie ubogą maszynę, która, co pewne, rozwijana równolegle, nie będzie działać bezbłędnie. Niewspomnianym do tej pory założeniem projektu, jest użycie generatora parserów – ANTLR4, </text:span><text:span text:style-name="T22">który posiada zasadniczą zaletę – nakarmiony poprawną gramatyką generuje kod, który rzeczywiście działa – nie należy się właściwie po nim samym spodziewać błędów. </text:span></text:p>
      <text:p text:style-name="P14"><text:span text:style-name="T22"><text:tab/>Zatem, jeżeli by skonstruować aplikacje w następujący sposób: na wejściu lekser i parser wygenerowany przez antlr, produkując</text:span><text:span text:style-name="T35">y</text:span><text:span text:style-name="T22"> drzewo składniowe, a kod wynikowy przekazywany do istniejącego asemblera, a potem linkera, to zasadniczym zajęciem programistycznym pozostałby jedynie analizator semantyczny i generator kodu, w związku z czym potencjalne źródło błędów skupiłoby się w jednej warstwie </text:span><text:span text:style-name="T35">aplikacji</text:span><text:span text:style-name="T22">, co byłoby niewątpliwą zaletą. (Nie wspominając o możliwości wymiennego backendu, a nawet parsera, jeśli kiedyś powstałaby nowa wersja antlr).</text:span></text:p>
      <text:p text:style-name="P16"><text:span text:style-name="T12">W toku tych rozważań dochodzimy do arbitralnych decyzji:</text:span></text:p>
      <text:list xml:id="list755686014" text:style-name="L5">
        <text:list-item>
          <text:p text:style-name="P17"><text:soft-page-break/><text:span text:style-name="T12">Niech architekturą docelową będzie </text:span><text:span text:style-name="T23">pewien </text:span><text:span text:style-name="T24">wygodny </text:span><text:span text:style-name="T23">podzbiór architektury x86, w wersji 32 bitowej.</text:span></text:p>
        </text:list-item>
      </text:list>
      <text:p text:style-name="P45"><text:span text:style-name="T23">A</text:span><text:span text:style-name="T12">rchitektura x86 jest powszechna na PC-tach, a jej 32 bitowa wersja jest prostsza.</text:span></text:p>
      <text:p text:style-name="P19"><text:span text:style-name="T23">O</text:span><text:span text:style-name="T12">bserwacją powszechnie znaną jest, że języki programowania kończą marnie często w </text:span><text:span text:style-name="T25">w</text:span><text:span text:style-name="T12">yniku wąskiej biblioteki standardowej i </text:span><text:span text:style-name="T35">niedostępności</text:span><text:span text:style-name="T12"> bibliotek w ogóle. Żeby temu zaradzić (i na przykład oddelegować dynamiczną alokację pamięci implementacji malloc z libc):</text:span></text:p>
      <text:list xml:id="list152439147012210" text:continue-numbering="true" text:style-name="L5">
        <text:list-item>
          <text:p text:style-name="P18"><text:span text:style-name="T12">Kod wynikowy będzie podążał za konwencją wywołań cdecl </text:span><text:span text:style-name="T25">(</text:span><text:span text:style-name="T38">gdzie uzna to za korzystne, stosowne, wykonalne i programista kompilatora o tym nie zapomni</text:span><text:span text:style-name="T25">)</text:span></text:p>
        </text:list-item>
        <text:list-item>
          <text:p text:style-name="P20"><text:span text:style-name="T12">As</text:span><text:span text:style-name="T26">e</text:span><text:span text:style-name="T12">mblerem docelowym będzie Netwide Assembler (NASM).</text:span></text:p>
        </text:list-item>
      </text:list>
      <text:p text:style-name="P22"><text:span text:style-name="T12">W ten sposób ustaliliśmy grunt na sposób implementacji translacji języka, zostaje doprecyzować, też na drodze </text:span><text:span text:style-name="T35">swobodnego</text:span><text:span text:style-name="T12"> wyboru wytyczne dla składni:</text:span></text:p>
      <text:list xml:id="list152440031804330" text:continue-numbering="true" text:style-name="L5">
        <text:list-item>
          <text:p text:style-name="P21"><text:span text:style-name="T12">Reszta składni języka będzie w wyglądzie podobna do C</text:span></text:p>
        </text:list-item>
      </text:list>
      <text:p text:style-name="P23"><text:span text:style-name="T12">Na składni C opiera się, jak już wyżej wspomniano, wiele języków i jest ona zasadniczo zrozumiała i znajoma dla prawie każdego programisty. Nie jest może </text:span><text:span text:style-name="T3">nowoczesna</text:span><text:span text:style-name="T12">, </text:span><text:span text:style-name="T35">(</text:span><text:span text:style-name="T12">założeniem był język relatywnie nowoczesny</text:span><text:span text:style-name="T35">)</text:span><text:span text:style-name="T12">, lecz skoro żyje ona wciąż, jako podstawa </text:span><text:span text:style-name="T35">składni nowych języków</text:span><text:span text:style-name="T12">, to można argumentować, że to wystarczy; tym bardziej, że C zdaje się dość wyjątkowy, jako język w oryginalnej swej postaci, syntaktycznie sprowadzony niemal do minimalnego zbioru funkcjonalnie pełnego. W każdym razie, zwięzła gramatyka będzie błogosławieństwem dla projektu o tak niewielkim rozmiarze.</text:span></text:p>
      <text:list xml:id="list152440287858090" text:continue-numbering="true" text:style-name="L5">
        <text:list-item>
          <text:p text:style-name="P21"><text:span text:style-name="T12">Słowa kluczowe, </text:span><text:span text:style-name="T27">napisy, kod źródłowy w ogóle, jako rodzimy język naturalny, przyjmie polski, zamiast angielskiego.</text:span></text:p>
        </text:list-item>
      </text:list>
      <text:p text:style-name="P25"><text:span text:style-name="T12">I tak nie zobaczy tego tworu więcej jak tuzin osób, z czego wszystkie polski znające, po cóż więc używać angielskiego substratu? Poza tym, nie widziałem żadnego użytecznego języka programowania używającego polskich słów kluczowych, można by zatem spróbować sprawdzić, jak by takowy mógł wyglądać.</text:span></text:p>
      <text:list xml:id="list152438624658896" text:continue-numbering="true" text:style-name="L5">
        <text:list-item>
          <text:p text:style-name="P24"><text:span text:style-name="T12">Język będzie nazywał się PL/PL.</text:span></text:p>
        </text:list-item>
      </text:list>
      <text:p text:style-name="P25"><text:span text:style-name="T12">Kontynuuje to dawne tradycje, rodem z lat sześćdziesiątych, gdy nie wiedziano jak nazywać języki i dostaliśmy APL CPL BCPL </text:span><text:span text:style-name="T28">PLEX oraz PL/S, PL/M, PL/8, PL-6, i potem PL/SQL i PL/pgSQL, sześć ostatnich będących w jakimś stopniu pochodnymi PL/I, który, jak napisałem na początku dostarczył inspiracji dla rozważanego języka. Skoro historycznie, te skróty miały mieć jakieś rozwinięcia (może oprócz APL, który był zwyczajnie </text:span><text:span text:style-name="T6">A Programming Language</text:span><text:span text:style-name="T28">), to PL/PL może oznaczać:</text:span></text:p>
      <text:list xml:id="list588527027" text:style-name="L6">
        <text:list-item>
          <text:p text:style-name="P26"><text:span text:style-name="T12">Programming Language/PoLish</text:span></text:p>
        </text:list-item>
        <text:list-item>
          <text:p text:style-name="P26"><text:span text:style-name="T12">Programming Language/PLentifully supplied with entry points</text:span></text:p>
        </text:list-item>
      </text:list>
      <text:p text:style-name="P27"><text:span text:style-name="T12">w zależności od upodobań czytelnika.</text:span></text:p>
      <text:p text:style-name="P27"><text:span text:style-name="T12"><text:tab/>Sam projekt języka został rozwinięty w opisie języka dostępnym w dokumentacji, jednak aby </text:span><text:span text:style-name="T29">go urzeczywistnić, musimy, wykorzystując założenie 6:</text:span></text:p>
      <text:p text:style-name="P28"><text:span text:style-name="T29"><text:tab/></text:span><text:span text:style-name="T8">K</text:span><text:span text:style-name="T7">ażda instrukcja musi być niezależna od i tak samo działająca dla sterowania <text:tab/>przychodzącego z dowolnego punktu wejściowego.</text:span></text:p>
      <text:p text:style-name="P31"><text:span text:style-name="T1">oraz wybór architektury i konwencji wywołań, zaprojektować implementację kodu procedur i struktury pamięci (stosu) podczas ich wywołań.</text:span></text:p>
      <text:p text:style-name="P22"><text:span text:style-name="T12"/></text:p>
      <text:p text:style-name="P30"><text:span text:style-name="T12">STOS PODCZAS WYWOŁANIA</text:span></text:p>
      <text:p text:style-name="P29"><text:span text:style-name="T12">Aby wywołać procedurę, kod wołający (</text:span><text:span text:style-name="T3">caller</text:span><text:span text:style-name="T12">), </text:span><text:span text:style-name="T31">musi zachować rejestry eax, eac, edx (caller-save-registers, wołany podprogram może zostawić je w zmodyfikowanym stanie), oraz</text:span><text:span text:style-name="T12"> składa </text:span><text:span text:style-name="T30">na stos w odwrotnej kolejności argumenty (instrukcją push)</text:span></text:p>
      <text:p text:style-name="P32"><text:span text:style-name="T30">U</text:span><text:span text:style-name="T12">zyskujemy strukturę stosu, gdzie </text:span><text:span text:style-name="T3">vararg i</text:span><text:span text:style-name="T12"> to i-ty argument wariadyczny, a </text:span><text:span text:style-name="T3">arg i, </text:span><text:span text:style-name="T12">to</text:span><text:span text:style-name="T3"> </text:span><text:span text:style-name="T12">i-ty argument pozycyjny:</text:span></text:p>
      <text:p text:style-name="P51"><text:span text:style-name="T30"/></text:p>
      <table:table table:name="Tabela1" table:style-name="Tabela1">
        <table:table-column table:style-name="Tabela1.A" table:number-columns-repeated="2"/>
        <table:table-column table:style-name="Tabela1.C"/>
        <table:table-row>
          <table:table-cell table:style-name="Tabela1.A1" office:value-type="string">
            <text:p text:style-name="P70">(adres dna ramki stosu)</text:p>
          </table:table-cell>
          <table:table-cell table:style-name="Tabela1.A1" office:value-type="string">
            <text:p text:style-name="P52"/>
          </table:table-cell>
          <table:table-cell table:style-name="Tabela1.C1" office:value-type="string">
            <text:p text:style-name="P56">← ebp</text:p>
          </table:table-cell>
        </table:table-row>
        <table:table-row>
          <table:table-cell table:style-name="Tabela1.A2" office:value-type="string">
            <text:p text:style-name="P52"/>
          </table:table-cell>
          <table:table-cell table:style-name="Tabela1.A2" office:value-type="string">
            <text:p text:style-name="P52">...</text:p>
          </table:table-cell>
          <table:table-cell table:style-name="Tabela1.C2" office:value-type="string">
            <text:p text:style-name="P60"/>
          </table:table-cell>
        </table:table-row>
        <table:table-row>
          <table:table-cell table:style-name="Tabela1.A2" office:value-type="string">
            <text:p text:style-name="P52"/>
          </table:table-cell>
          <table:table-cell table:style-name="Tabela1.A2" office:value-type="string">
            <text:p text:style-name="P52">eax</text:p>
          </table:table-cell>
          <table:table-cell table:style-name="Tabela1.C2" office:value-type="string">
            <text:p text:style-name="P60"/>
          </table:table-cell>
        </table:table-row>
        <table:table-row>
          <table:table-cell table:style-name="Tabela1.A2" office:value-type="string">
            <text:p text:style-name="P52"/>
          </table:table-cell>
          <table:table-cell table:style-name="Tabela1.A2" office:value-type="string">
            <text:p text:style-name="P52">ecx</text:p>
          </table:table-cell>
          <table:table-cell table:style-name="Tabela1.C2" office:value-type="string">
            <text:p text:style-name="P60"/>
          </table:table-cell>
        </table:table-row>
        <table:table-row>
          <table:table-cell table:style-name="Tabela1.A2" office:value-type="string">
            <text:p text:style-name="P52"/>
          </table:table-cell>
          <table:table-cell table:style-name="Tabela1.A2" office:value-type="string">
            <text:p text:style-name="P52">edx</text:p>
          </table:table-cell>
          <table:table-cell table:style-name="Tabela1.C2" office:value-type="string">
            <text:p text:style-name="P60"/>
          </table:table-cell>
        </table:table-row>
        <table:table-row>
          <table:table-cell table:style-name="Tabela1.A2" office:value-type="string">
            <text:p text:style-name="P52"/>
          </table:table-cell>
          <table:table-cell table:style-name="Tabela1.A2" office:value-type="string">
            <text:p text:style-name="P52">vararg n</text:p>
          </table:table-cell>
          <table:table-cell table:style-name="Tabela1.C2" office:value-type="string">
            <text:p text:style-name="P60"/>
          </table:table-cell>
        </table:table-row>
        <table:table-row>
          <table:table-cell table:style-name="Tabela1.A2" office:value-type="string">
            <text:p text:style-name="P52"/>
          </table:table-cell>
          <table:table-cell table:style-name="Tabela1.A2" office:value-type="string">
            <text:p text:style-name="P52">...</text:p>
          </table:table-cell>
          <table:table-cell table:style-name="Tabela1.C2" office:value-type="string">
            <text:p text:style-name="P60"/>
          </table:table-cell>
        </table:table-row>
        <table:table-row>
          <table:table-cell table:style-name="Tabela1.A2" office:value-type="string">
            <text:p text:style-name="P52"/>
          </table:table-cell>
          <table:table-cell table:style-name="Tabela1.A2" office:value-type="string">
            <text:p text:style-name="P55">vararg n</text:p>
          </table:table-cell>
          <table:table-cell table:style-name="Tabela1.C2" office:value-type="string">
            <text:p text:style-name="P60"/>
          </table:table-cell>
        </table:table-row>
        <table:table-row>
          <table:table-cell table:style-name="Tabela1.A2" office:value-type="string">
            <text:p text:style-name="P52"/>
          </table:table-cell>
          <table:table-cell table:style-name="Tabela1.A2" office:value-type="string">
            <text:p text:style-name="P52">arg <text:span text:style-name="T47">m</text:span></text:p>
          </table:table-cell>
          <table:table-cell table:style-name="Tabela1.C2" office:value-type="string">
            <text:p text:style-name="P60"/>
          </table:table-cell>
        </table:table-row>
        <table:table-row>
          <table:table-cell table:style-name="Tabela1.A2" office:value-type="string">
            <text:p text:style-name="P52"/>
          </table:table-cell>
          <table:table-cell table:style-name="Tabela1.A2" office:value-type="string">
            <text:p text:style-name="P52">...</text:p>
          </table:table-cell>
          <table:table-cell table:style-name="Tabela1.C2" office:value-type="string">
            <text:p text:style-name="P60"/>
          </table:table-cell>
        </table:table-row>
        <table:table-row table:style-name="Tabela1.11">
          <table:table-cell table:style-name="Tabela1.A2" office:value-type="string">
            <text:p text:style-name="P70">(aktualny wierzchołek stosu)</text:p>
          </table:table-cell>
          <table:table-cell table:style-name="Tabela1.A2" office:value-type="string">
            <text:p text:style-name="P52">arg 1</text:p>
          </table:table-cell>
          <table:table-cell table:style-name="Tabela1.C2" office:value-type="string">
            <text:p text:style-name="P56">← esp</text:p>
          </table:table-cell>
        </table:table-row>
      </table:table>
      <text:p text:style-name="P32"><text:span text:style-name="T30">K</text:span><text:span text:style-name="T12">ompilatory C++ w wywołaniach metod składają następnie wartość </text:span><text:span text:style-name="T3">this</text:span><text:span text:style-name="T12">, jako niejawny pierwszy parametr.</text:span></text:p>
      <text:p text:style-name="P33"><text:span text:style-name="T12">Jeżeli typ zwracany jest dłuższy niż słowo maszynowe (czy konkretniej, długość rejestru akumulatora, tu eax, gdzie konwencja oczekuje wartości zwracanej), to składany jest jeszcze na stos <text:s/></text:span><text:span text:style-name="T32"><text:s/>adres zarezerwowanego przez wołającego obszaru pamięci o rozmiarze odpowiednim dla zwracanego obiektu. Niektóre wersje konwencji zakładają, że tego ostatniego argumentu, wyjątkowo, ma pozbyć się ze stosu kod wołany (</text:span><text:span text:style-name="T9">callee</text:span><text:span text:style-name="T32">), kompilatory Microsoftu, zamieniają również miejscami dwa opisywane byty, jednak nas, w kontekście projektowanego języka zagadnienia te nie zajmują. (Nie ma składni obiektowej, i nie zwracamy obiektów dłuższych od 32bitowego słowa)</text:span></text:p>
      <text:p text:style-name="P32"><text:span text:style-name="T32"><text:tab/>Ostatnią, na razie rzeczą, jaka robi wołający, jest samo wywołanie – pojedyncza instrukcja.</text:span></text:p>
      <text:p text:style-name="P34"><text:span text:style-name="T12">call &lt;etykieta&gt;</text:span></text:p>
      <text:p text:style-name="P36"><text:span text:style-name="T12">Etykieta jest przez asembler zamieniana na adres. Instrukcja call działa następująco: inkrementuje wskaźnik instrukcji – eip, oraz składa </text:span><text:span text:style-name="T33">jego wartość na stosie, a potem ustawia na wartość podaną jako argument instrukcji call. W efekcie adres poprzednio wykonywanej instrukcji zostaje na stosie, a sterowanie przeskakuje do podanego adresu. Zakłada się przy tym, że wołany kod zawiera gdzies instrukcję ret która w swej bezargumentowej wersji przeprowadza operacje odwracającą działanie call: zdejmuje ze stosu adres powrotny oraz skacze do owego zdjętego adresu.</text:span></text:p>
      <text:p text:style-name="P34"><text:span text:style-name="T33"><text:tab/>Zatem po call stos wygląda tak:</text:span></text:p>
      <text:p text:style-name="P35"><text:span text:style-name="T33"/></text:p>
      <table:table table:name="Tabela2" table:style-name="Tabela2">
        <table:table-column table:style-name="Tabela2.A" table:number-columns-repeated="2"/>
        <table:table-column table:style-name="Tabela2.C"/>
        <table:table-row>
          <table:table-cell table:style-name="Tabela2.A1" office:value-type="string">
            <text:p text:style-name="P71">(adres dna ramki stosu)</text:p>
          </table:table-cell>
          <table:table-cell table:style-name="Tabela2.A1" office:value-type="string">
            <text:p text:style-name="P53"/>
          </table:table-cell>
          <table:table-cell table:style-name="Tabela2.C1" office:value-type="string">
            <text:p text:style-name="P57">← ebp</text:p>
          </table:table-cell>
        </table:table-row>
        <table:table-row>
          <table:table-cell table:style-name="Tabela2.A2" office:value-type="string">
            <text:p text:style-name="P53"/>
          </table:table-cell>
          <table:table-cell table:style-name="Tabela2.A2" office:value-type="string">
            <text:p text:style-name="P53">...</text:p>
          </table:table-cell>
          <table:table-cell table:style-name="Tabela2.C2" office:value-type="string">
            <text:p text:style-name="P61"/>
          </table:table-cell>
        </table:table-row>
        <table:table-row>
          <table:table-cell table:style-name="Tabela2.A2" office:value-type="string">
            <text:p text:style-name="P53"/>
          </table:table-cell>
          <table:table-cell table:style-name="Tabela2.A2" office:value-type="string">
            <text:p text:style-name="P53">eax</text:p>
          </table:table-cell>
          <table:table-cell table:style-name="Tabela2.C2" office:value-type="string">
            <text:p text:style-name="P61"/>
          </table:table-cell>
        </table:table-row>
        <table:table-row>
          <table:table-cell table:style-name="Tabela2.A2" office:value-type="string">
            <text:p text:style-name="P53"/>
          </table:table-cell>
          <table:table-cell table:style-name="Tabela2.A2" office:value-type="string">
            <text:p text:style-name="P53">ecx</text:p>
          </table:table-cell>
          <table:table-cell table:style-name="Tabela2.C2" office:value-type="string">
            <text:p text:style-name="P61"/>
          </table:table-cell>
        </table:table-row>
        <table:table-row>
          <table:table-cell table:style-name="Tabela2.A2" office:value-type="string">
            <text:p text:style-name="P53"/>
          </table:table-cell>
          <table:table-cell table:style-name="Tabela2.A2" office:value-type="string">
            <text:p text:style-name="P53">edx</text:p>
          </table:table-cell>
          <table:table-cell table:style-name="Tabela2.C2" office:value-type="string">
            <text:p text:style-name="P61"/>
          </table:table-cell>
        </table:table-row>
        <table:table-row>
          <table:table-cell table:style-name="Tabela2.A2" office:value-type="string">
            <text:p text:style-name="P53"/>
          </table:table-cell>
          <table:table-cell table:style-name="Tabela2.A2" office:value-type="string">
            <text:p text:style-name="P53">vararg n</text:p>
          </table:table-cell>
          <table:table-cell table:style-name="Tabela2.C2" office:value-type="string">
            <text:p text:style-name="P61"/>
          </table:table-cell>
        </table:table-row>
        <table:table-row>
          <table:table-cell table:style-name="Tabela2.A2" office:value-type="string">
            <text:p text:style-name="P53"/>
          </table:table-cell>
          <table:table-cell table:style-name="Tabela2.A2" office:value-type="string">
            <text:p text:style-name="P53">...</text:p>
          </table:table-cell>
          <table:table-cell table:style-name="Tabela2.C2" office:value-type="string">
            <text:p text:style-name="P61"/>
          </table:table-cell>
        </table:table-row>
        <table:table-row>
          <table:table-cell table:style-name="Tabela2.A2" office:value-type="string">
            <text:p text:style-name="P53"/>
          </table:table-cell>
          <table:table-cell table:style-name="Tabela2.A2" office:value-type="string">
            <text:p text:style-name="P55">vararg <text:span text:style-name="T47">1</text:span></text:p>
          </table:table-cell>
          <table:table-cell table:style-name="Tabela2.C2" office:value-type="string">
            <text:p text:style-name="P61"/>
          </table:table-cell>
        </table:table-row>
        <table:table-row>
          <table:table-cell table:style-name="Tabela2.A2" office:value-type="string">
            <text:p text:style-name="P53"/>
          </table:table-cell>
          <table:table-cell table:style-name="Tabela2.A2" office:value-type="string">
            <text:p text:style-name="P53">arg <text:span text:style-name="T47">m</text:span></text:p>
          </table:table-cell>
          <table:table-cell table:style-name="Tabela2.C2" office:value-type="string">
            <text:p text:style-name="P61"/>
          </table:table-cell>
        </table:table-row>
        <table:table-row>
          <table:table-cell table:style-name="Tabela2.A2" office:value-type="string">
            <text:p text:style-name="P53"/>
          </table:table-cell>
          <table:table-cell table:style-name="Tabela2.A2" office:value-type="string">
            <text:p text:style-name="P53">...</text:p>
          </table:table-cell>
          <table:table-cell table:style-name="Tabela2.C2" office:value-type="string">
            <text:p text:style-name="P61"/>
          </table:table-cell>
        </table:table-row>
        <table:table-row table:style-name="Tabela2.11">
          <table:table-cell table:style-name="Tabela2.A2" office:value-type="string">
            <text:p text:style-name="P71"/>
          </table:table-cell>
          <table:table-cell table:style-name="Tabela2.A2" office:value-type="string">
            <text:p text:style-name="P53">arg 1</text:p>
          </table:table-cell>
          <table:table-cell table:style-name="Tabela2.C2" office:value-type="string">
            <text:p text:style-name="P57"/>
          </table:table-cell>
        </table:table-row>
        <table:table-row table:style-name="Tabela2.11">
          <table:table-cell table:style-name="Tabela2.A2" office:value-type="string">
            <text:p text:style-name="P71"/>
          </table:table-cell>
          <table:table-cell table:style-name="Tabela2.A2" office:value-type="string">
            <text:p text:style-name="P63">adr powr.</text:p>
          </table:table-cell>
          <table:table-cell table:style-name="Tabela2.C2" office:value-type="string">
            <text:p text:style-name="P57">← esp</text:p>
          </table:table-cell>
        </table:table-row>
      </table:table>
      <text:p text:style-name="P38"><text:soft-page-break/>Rejestry ebp i esp wyznaczają granice ramki stosu. Aby umożliwić rekurencyjne wywołania, każde wywołanie procedury powinno mieć swoją własną ramkę, (która przed powrotem trzeba zniszczyć). Prowadzi to do tak zwanego prologu i epilogu podprogramu – kawałków kodu, z których pierwszy musi wykonać się po wejściu sterowania do podprogramu – tworzącego ramkę stosu, oraz odpowiadającemu mu, mającego te ramkę zniszczyć, przed powrotem:</text:p>
      <text:p text:style-name="P37"/>
      <text:p text:style-name="P37"><text:span text:style-name="T40">myFunc:</text:span></text:p>
      <text:p text:style-name="P39"><text:span text:style-name="T43">;Standard subroutine prologue</text:span></text:p>
      <text:p text:style-name="P39"><text:span text:style-name="T45">push ebp</text:span><text:span text:style-name="T43">;Save the old base pointer value.</text:span></text:p>
      <text:p text:style-name="P39"><text:span text:style-name="T46">m</text:span><text:span text:style-name="T45">ov ebp</text:span><text:span text:style-name="T43">,</text:span><text:span text:style-name="T45">esp</text:span><text:span text:style-name="T43">;Setthenewbasepointervalue.</text:span></text:p>
      <text:p text:style-name="P39"><text:span text:style-name="T45">sub esp,</text:span><text:span text:style-name="T46">4</text:span><text:span text:style-name="T43">;Make room for one 􀀀byte local variable.</text:span></text:p>
      <text:p text:style-name="P39"><text:span text:style-name="T45">push edi</text:span><text:span text:style-name="T43">;Save the values of registers that the function</text:span></text:p>
      <text:p text:style-name="P39"><text:span text:style-name="T45">push e</text:span><text:span text:style-name="T46">si</text:span><text:span text:style-name="T43">;will modify. This function uses EDI and ESI </text:span><text:span text:style-name="T44">and EBX</text:span></text:p>
      <text:p text:style-name="P40"><text:span text:style-name="T45">push e</text:span><text:span text:style-name="T46">bx</text:span></text:p>
      <text:p text:style-name="P41"><text:span text:style-name="T43">;(no need to save EAX,EBP,orESP)</text:span></text:p>
      <text:p text:style-name="P41"><text:span text:style-name="T43"/></text:p>
      <text:p text:style-name="P37"><text:span text:style-name="T41">(ciało podprogramu)</text:span></text:p>
      <text:p text:style-name="P37"><text:span text:style-name="T41"/></text:p>
      <text:p text:style-name="P41"><text:span text:style-name="T43">;Standar dsubroutine epilogue</text:span></text:p>
      <text:p text:style-name="P39"><text:span text:style-name="T45">pop esi</text:span><text:span text:style-name="T43">;Recover register values</text:span></text:p>
      <text:p text:style-name="P39"><text:span text:style-name="T45">pop edi</text:span></text:p>
      <text:p text:style-name="P39"><text:span text:style-name="T45">mov esp</text:span><text:span text:style-name="T43">,</text:span><text:span text:style-name="T45">ebp</text:span><text:span text:style-name="T43">;Deallocate local variables</text:span></text:p>
      <text:p text:style-name="P39"><text:span text:style-name="T45">pop ebp</text:span><text:span text:style-name="T43">;Restore thecaller’s basepointer value</text:span></text:p>
      <text:p text:style-name="P41"><text:span text:style-name="T45">ret</text:span></text:p>
      <text:p text:style-name="P41"><text:span text:style-name="T42"/></text:p>
      <text:p text:style-name="P42"><text:span text:style-name="T43">Po prologu stos wygląda następująco:</text:span></text:p>
      <text:p text:style-name="P42"><text:span text:style-name="T43"/></text:p>
      <table:table table:name="Tabela3" table:style-name="Tabela3">
        <table:table-column table:style-name="Tabela3.A"/>
        <table:table-column table:style-name="Tabela3.B"/>
        <table:table-column table:style-name="Tabela3.C"/>
        <table:table-row>
          <table:table-cell table:style-name="Tabela3.A1" office:value-type="string">
            <text:p text:style-name="P54"/>
          </table:table-cell>
          <table:table-cell table:style-name="Tabela3.A1" office:value-type="string">
            <text:p text:style-name="P67"/>
          </table:table-cell>
          <table:table-cell table:style-name="Tabela3.C1" office:value-type="string">
            <text:p text:style-name="P68"/>
          </table:table-cell>
        </table:table-row>
        <table:table-row>
          <table:table-cell table:style-name="Tabela3.A2" office:value-type="string">
            <text:p text:style-name="P54"/>
          </table:table-cell>
          <table:table-cell table:style-name="Tabela3.A2" office:value-type="string">
            <text:p text:style-name="P54">eax</text:p>
          </table:table-cell>
          <table:table-cell table:style-name="Tabela3.C2" office:value-type="string">
            <text:p text:style-name="P62"/>
          </table:table-cell>
        </table:table-row>
        <table:table-row>
          <table:table-cell table:style-name="Tabela3.A2" office:value-type="string">
            <text:p text:style-name="P54"/>
          </table:table-cell>
          <table:table-cell table:style-name="Tabela3.A2" office:value-type="string">
            <text:p text:style-name="P54">ecx</text:p>
          </table:table-cell>
          <table:table-cell table:style-name="Tabela3.C2" office:value-type="string">
            <text:p text:style-name="P62"/>
          </table:table-cell>
        </table:table-row>
        <table:table-row>
          <table:table-cell table:style-name="Tabela3.A2" office:value-type="string">
            <text:p text:style-name="P54"/>
          </table:table-cell>
          <table:table-cell table:style-name="Tabela3.A2" office:value-type="string">
            <text:p text:style-name="P54">edx</text:p>
          </table:table-cell>
          <table:table-cell table:style-name="Tabela3.C2" office:value-type="string">
            <text:p text:style-name="P62"/>
          </table:table-cell>
        </table:table-row>
        <table:table-row>
          <table:table-cell table:style-name="Tabela3.A2" office:value-type="string">
            <text:p text:style-name="P54"/>
          </table:table-cell>
          <table:table-cell table:style-name="Tabela3.A2" office:value-type="string">
            <text:p text:style-name="P54">vararg n</text:p>
          </table:table-cell>
          <table:table-cell table:style-name="Tabela3.C2" office:value-type="string">
            <text:p text:style-name="P62"/>
          </table:table-cell>
        </table:table-row>
        <table:table-row>
          <table:table-cell table:style-name="Tabela3.A2" office:value-type="string">
            <text:p text:style-name="P54"/>
          </table:table-cell>
          <table:table-cell table:style-name="Tabela3.A2" office:value-type="string">
            <text:p text:style-name="P54">...</text:p>
          </table:table-cell>
          <table:table-cell table:style-name="Tabela3.C2" office:value-type="string">
            <text:p text:style-name="P62"/>
          </table:table-cell>
        </table:table-row>
        <table:table-row>
          <table:table-cell table:style-name="Tabela3.A2" office:value-type="string">
            <text:p text:style-name="P67">ebp+(8+sizeof(args))</text:p>
          </table:table-cell>
          <table:table-cell table:style-name="Tabela3.A2" office:value-type="string">
            <text:p text:style-name="P67">vararg 1</text:p>
          </table:table-cell>
          <table:table-cell table:style-name="Tabela3.C2" office:value-type="string">
            <text:p text:style-name="P62"/>
          </table:table-cell>
        </table:table-row>
        <table:table-row>
          <table:table-cell table:style-name="Tabela3.A2" office:value-type="string">
            <text:p text:style-name="P67"/>
          </table:table-cell>
          <table:table-cell table:style-name="Tabela3.A2" office:value-type="string">
            <text:p text:style-name="P54">arg <text:span text:style-name="T47">m</text:span></text:p>
          </table:table-cell>
          <table:table-cell table:style-name="Tabela3.C2" office:value-type="string">
            <text:p text:style-name="P62"/>
          </table:table-cell>
        </table:table-row>
        <table:table-row>
          <table:table-cell table:style-name="Tabela3.A2" office:value-type="string">
            <text:p text:style-name="P69">ebp+x</text:p>
          </table:table-cell>
          <table:table-cell table:style-name="Tabela3.A2" office:value-type="string">
            <text:p text:style-name="P54">...</text:p>
          </table:table-cell>
          <table:table-cell table:style-name="Tabela3.C2" office:value-type="string">
            <text:p text:style-name="P62"/>
          </table:table-cell>
        </table:table-row>
        <table:table-row table:style-name="Tabela3.10">
          <table:table-cell table:style-name="Tabela3.A2" office:value-type="string">
            <text:p text:style-name="P67">ebp+8</text:p>
          </table:table-cell>
          <table:table-cell table:style-name="Tabela3.A2" office:value-type="string">
            <text:p text:style-name="P54">arg 1</text:p>
          </table:table-cell>
          <table:table-cell table:style-name="Tabela3.C2" office:value-type="string">
            <text:p text:style-name="P58"/>
          </table:table-cell>
        </table:table-row>
        <table:table-row table:style-name="Tabela3.10">
          <table:table-cell table:style-name="Tabela3.A2" office:value-type="string">
            <text:p text:style-name="P67">ebp+4</text:p>
          </table:table-cell>
          <table:table-cell table:style-name="Tabela3.A2" office:value-type="string">
            <text:p text:style-name="P64">adr powr.</text:p>
          </table:table-cell>
          <table:table-cell table:style-name="Tabela3.C2" office:value-type="string">
            <text:p text:style-name="P58"/>
          </table:table-cell>
        </table:table-row>
        <table:table-row table:style-name="Tabela3.10">
          <table:table-cell table:style-name="Tabela3.A2" office:value-type="string">
            <text:p text:style-name="P67">ebp</text:p>
          </table:table-cell>
          <table:table-cell table:style-name="Tabela3.A2" office:value-type="string">
            <text:p text:style-name="P65">poprz. ebp</text:p>
          </table:table-cell>
          <table:table-cell table:style-name="Tabela3.C2" office:value-type="string">
            <text:p text:style-name="P58">← <text:span text:style-name="T47">ebp</text:span></text:p>
          </table:table-cell>
        </table:table-row>
        <table:table-row table:style-name="Tabela3.10">
          <table:table-cell table:style-name="Tabela3.A2" office:value-type="string">
            <text:p text:style-name="P67">ebp-1/2/4</text:p>
          </table:table-cell>
          <table:table-cell table:style-name="Tabela3.A2" office:value-type="string">
            <text:p text:style-name="P65">zmienna lokalna 1</text:p>
          </table:table-cell>
          <table:table-cell table:style-name="Tabela3.C2" office:value-type="string">
            <text:p text:style-name="P58"/>
          </table:table-cell>
        </table:table-row>
        <table:table-row table:style-name="Tabela3.10">
          <table:table-cell table:style-name="Tabela3.A2" office:value-type="string">
            <text:p text:style-name="P69">ebp-x</text:p>
          </table:table-cell>
          <table:table-cell table:style-name="Tabela3.A2" office:value-type="string">
            <text:p text:style-name="P65">...</text:p>
          </table:table-cell>
          <table:table-cell table:style-name="Tabela3.C2" office:value-type="string">
            <text:p text:style-name="P58"/>
          </table:table-cell>
        </table:table-row>
        <table:table-row table:style-name="Tabela3.10">
          <table:table-cell table:style-name="Tabela3.A2" office:value-type="string">
            <text:p text:style-name="P67">ebp+sizeof(locals)</text:p>
          </table:table-cell>
          <table:table-cell table:style-name="Tabela3.A2" office:value-type="string">
            <text:p text:style-name="P66">zmienna lokalna <text:span text:style-name="T47">k</text:span></text:p>
          </table:table-cell>
          <table:table-cell table:style-name="Tabela3.C2" office:value-type="string">
            <text:p text:style-name="P58"/>
          </table:table-cell>
        </table:table-row>
        <table:table-row table:style-name="Tabela3.10">
          <table:table-cell table:style-name="Tabela3.A2" office:value-type="string">
            <text:p text:style-name="P54"/>
          </table:table-cell>
          <table:table-cell table:style-name="Tabela3.A2" office:value-type="string">
            <text:p text:style-name="P67">edi</text:p>
          </table:table-cell>
          <table:table-cell table:style-name="Tabela3.C2" office:value-type="string">
            <text:p text:style-name="P58"/>
          </table:table-cell>
        </table:table-row>
        <table:table-row table:style-name="Tabela3.10">
          <table:table-cell table:style-name="Tabela3.A2" office:value-type="string">
            <text:p text:style-name="P54"/>
          </table:table-cell>
          <table:table-cell table:style-name="Tabela3.A2" office:value-type="string">
            <text:p text:style-name="P67">esi</text:p>
          </table:table-cell>
          <table:table-cell table:style-name="Tabela3.C2" office:value-type="string">
            <text:p text:style-name="P58"/>
          </table:table-cell>
        </table:table-row>
        <table:table-row table:style-name="Tabela3.10">
          <table:table-cell table:style-name="Tabela3.A2" office:value-type="string">
            <text:p text:style-name="P54"/>
          </table:table-cell>
          <table:table-cell table:style-name="Tabela3.A2" office:value-type="string">
            <text:p text:style-name="P67">ebx</text:p>
          </table:table-cell>
          <table:table-cell table:style-name="Tabela3.C2" office:value-type="string">
            <text:p text:style-name="P59">← esp</text:p>
          </table:table-cell>
        </table:table-row>
      </table:table>
      <text:p text:style-name="P43"><text:soft-page-break/>W pierwszej kolumnie rozpisano adresy względem ebp, jako, ze całe wcześniejsze podchody miały doprowadzić do sytuacji, gdy zmienne lokalne, oraz parametry będą umieszczone na adresach stałych względem ebp. <text:span text:style-name="T48">(Do obliczania wyrażeń, można alokować dalszą pamięć na stosie)</text:span></text:p>
      <text:p text:style-name="P46">Po tej całej analizie dostajemy założenie:</text:p>
      <text:list xml:id="list152440074267705" text:continue-list="list152438697009882" text:style-name="L3">
        <text:list-item>
          <text:p text:style-name="P47"><text:span text:style-name="T12">We wszystkich instrukcjach procedury, parametry i zmienne lokalne adresowane będą względem ebp, który pozostanie niewzruszony podczas całego wykonania procedury.</text:span></text:p>
          <text:p text:style-name="P47"><text:span text:style-name="T12">(jednoznacznie mapujemy: zmienna → ebp-x, parametr → ebp+x)</text:span></text:p>
        </text:list-item>
      </text:list>
      <text:p text:style-name="P48"><text:span text:style-name="T12">Jednak musimy uważać na poprzednie:</text:span></text:p>
      <text:p text:style-name="P48"><text:span text:style-name="T12"><text:s text:c="6"/>6. <text:s text:c="2"/></text:span><text:span text:style-name="T20">każda instrukcja musi być niezależna od i tak samo działająca dla sterowania <text:tab/>przychodzącego z dowolnego punktu wejściowego.</text:span></text:p>
      <text:p text:style-name="P48"><text:span text:style-name="T20">D</text:span><text:span text:style-name="T12">ochodzimy do koniecznego wniosku:</text:span></text:p>
      <text:list xml:id="list152439323981056" text:continue-numbering="true" text:style-name="L3">
        <text:list-item>
          <text:p text:style-name="P47"><text:span text:style-name="T12">Procedura posiada zestaw parametrów, które są sumą zbiorów parametrów punktów wejściowych. Struktura ramki pozostaje ta sama podczas całego wykonania procedury.</text:span></text:p>
        </text:list-item>
      </text:list>
      <text:p text:style-name="P48"><text:span text:style-name="T12">Co jednak z sytuacją, gddy są dwa punkt wejściowe: f(całk a, całk b) oraz g(całk b, całka), albo f(całk a, całk b) oraz g(całk b)? Jeśli wołający będzie w sposób opisany wcześniej składał listę argumentów po kolei na stos, to sama procedura, musi ułożyć sobie ramkę stosu, </text:span><text:span text:style-name="T36">wiąże się to jednak nieuchronnie ze skomplikowanym kopiowaniem i marnowaniem pamięci. Jeżeli podczas kompilacji wiadomo, do jakiej procedury należy wołany punkt wejściowy, to można wyemitować, w kodzie wołającego, układanie ramki stosu, trzeba tylko pozwolić na </text:span><text:span text:style-name="T10">zostawianie dziur</text:span><text:span text:style-name="T36">, na te parametry procedury, których wołany punkt wejściowy nie ma w swoim zbiorze parametrów, oraz właśnie przerobienie </text:span><text:span text:style-name="T10">listy</text:span><text:span text:style-name="T36"> parametrów na </text:span><text:span text:style-name="T10">zbiór</text:span><text:span text:style-name="T36"> – porzucenie kolejności obliczania wyrażeń - argumentów od prawej do lewej, na rzecz nieokreślonej. Szczęśliwie, w rzeczywistości, standard C mówi, że listy argumentów nie muszą być obliczane po kolei, więc </text:span><text:span text:style-name="T10">formalnie</text:span><text:span text:style-name="T36"> nie wprowadzamy zaskoczenia. Zostają zatem dwa sposoby wywołania:</text:span></text:p>
      <text:list xml:id="list3445181162" text:style-name="L7">
        <text:list-item>
          <text:p text:style-name="P49"><text:span text:style-name="T3">określony punkt wejściowy – </text:span><text:span text:style-name="T12">wiadomo w jakiej procedurze, wołający układa parametry procedury</text:span></text:p>
        </text:list-item>
        <text:list-item>
          <text:p text:style-name="P50"><text:span text:style-name="T11">nie</text:span><text:span text:style-name="T3">określony punkt wejściowy – </text:span><text:span text:style-name="T37">nie wiadomo w jakiej procedurze – wołający składa argumenty punktu po kolei, zgodnie z cdecl, procedura musi je sobie ułożyć (konieczne dla wszelkiego rodzaju wskaźników do funkcji, czy wołania wygenerowanego kodu z poziomu C)</text:span></text:p>
        </text:list-item>
      </text:list>
      <text:list xml:id="list152439629595217" text:continue-list="list152439323981056" text:style-name="L3">
        <text:list-item>
          <text:p text:style-name="P47"><text:span text:style-name="T1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CMSY10" svg:font-family="CMSY1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RWPalladioL-Bold" svg:font-family="URWPalladioL-Bold" style:font-family-generic="roman" style:font-pitch="variable"/>
    <style:font-face style:name="URWPalladioL-Ital" svg:font-family="URWPalladioL-Ital" style:font-family-generic="roman" style:font-pitch="variable"/>
    <style:font-face style:name="URWPalladioL-Roma" svg:font-family="URWPalladioL-Roma"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8T09:37:19.065000000</meta:creation-date>
    <dc:date>2022-05-08T15:24:37.986000000</dc:date>
    <meta:editing-duration>PT25M3S</meta:editing-duration>
    <meta:editing-cycles>5</meta:editing-cycles>
    <meta:generator>LibreOffice/6.0.5.2$Windows_X86_64 LibreOffice_project/54c8cbb85f300ac59db32fe8a675ff7683cd5a16</meta:generator>
    <meta:document-statistic meta:table-count="3" meta:image-count="0" meta:object-count="0" meta:page-count="6" meta:paragraph-count="136" meta:word-count="2275" meta:character-count="16249" meta:non-whitespace-character-count="14099"/>
  </office:meta>
</office:document-meta>
</file>